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5.874cm"/>
    </style:style>
    <style:style style:name="co13" style:family="table-column">
      <style:table-column-properties fo:break-before="auto" style:column-width="6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a4c2f4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stos" table:style-name="ta1">
        <table:table-column table:style-name="co1" table:default-cell-style-name="Default"/>
        <table:table-row table:style-name="ro1">
          <table:table-cell/>
        </table:table-row>
      </table:table>
      <table:table table:name="EquiposListos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3" table:number-columns-repeated="239" table:default-cell-style-name="Default"/>
        <table:table-row table:style-name="ro2">
          <table:table-cell table:style-name="ce1"/>
          <table:table-cell table:style-name="ce5" office:value-type="string" table:number-columns-spanned="16" table:number-rows-spanned="1">
            <text:p>Fondo azul = Añadidio a hoja de equipos UGR(es la pública): https://docs.google.com/spreadsheet/ccc?key=0Ajqoq1KmsqgXdHRJMzBTWTVQODRsQWFJY0tDMG5tTnc#gid=0</text:p>
          </table:table-cell>
          <table:covered-table-cell table:number-columns-repeated="15"/>
          <table:table-cell table:number-columns-repeated="239"/>
        </table:table-row>
        <table:table-row table:style-name="ro3">
          <table:table-cell table:style-name="ce2" office:value-type="string">
            <text:p>Referencia</text:p>
          </table:table-cell>
          <table:table-cell table:style-name="ce2" office:value-type="string">
            <text:p>Localización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CPU</text:p>
          </table:table-cell>
          <table:table-cell table:style-name="ce2" office:value-type="string">
            <text:p>MHz</text:p>
          </table:table-cell>
          <table:table-cell table:style-name="ce2" office:value-type="string">
            <text:p>RAM</text:p>
          </table:table-cell>
          <table:table-cell table:style-name="ce2" office:value-type="string">
            <text:p>Disco Duro (GB)</text:p>
          </table:table-cell>
          <table:table-cell table:style-name="ce2" office:value-type="string">
            <text:p>CD/DVD</text:p>
          </table:table-cell>
          <table:table-cell table:style-name="ce2" office:value-type="string">
            <text:p>Floppy</text:p>
          </table:table-cell>
          <table:table-cell table:style-name="ce1" office:value-type="string">
            <text:p>Ethernet</text:p>
          </table:table-cell>
          <table:table-cell table:style-name="ce1" office:value-type="string">
            <text:p>Fuente Alimentación</text:p>
          </table:table-cell>
          <table:table-cell table:style-name="ce1" office:value-type="string">
            <text:p>Notas</text:p>
          </table:table-cell>
          <table:table-cell table:style-name="ce2" office:value-type="string">
            <text:p>Campaña número</text:p>
          </table:table-cell>
          <table:table-cell table:style-name="ce8" office:value-type="string">
            <text:p>Puntuación CPU</text:p>
          </table:table-cell>
          <table:table-cell table:style-name="ce8" office:value-type="string">
            <text:p>Puntuación RAM</text:p>
          </table:table-cell>
          <table:table-cell table:style-name="ce8" office:value-type="string">
            <text:p>Puntuación DD</text:p>
          </table:table-cell>
          <table:table-cell table:style-name="ce8" office:value-type="string">
            <text:p>Puntuación</text:p>
          </table:table-cell>
          <table:table-cell table:number-columns-repeated="23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Intel(R) Pentium(R) Dual <text:s/>CPU <text:s/>E2180</text:p>
          </table:table-cell>
          <table:table-cell table:style-name="ce3" office:value-type="float" office:value="2048">
            <text:p>2048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Grabadora DVD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Sí</text:p>
          </table:table-cell>
          <table:table-cell table:style-name="ce3" office:value-type="string">
            <text:p>420 W</text:p>
          </table:table-cell>
          <table:table-cell table:style-name="ce6" office:value-type="string">
            <text:p>OSL-TAC-1 -&gt; Renato</text:p>
          </table:table-cell>
          <table:table-cell table:style-name="ce6" office:value-type="string">
            <text:p>OSL</text:p>
          </table:table-cell>
          <table:table-cell table:style-name="ce3" office:value-type="float" office:value="71433554238">
            <text:p>71433554238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5716777119">
            <text:p>85716777119</text:p>
          </table:table-cell>
          <table:table-cell table:number-columns-repeated="239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Intel(R) Pentium(R) Dual <text:s/>CPU <text:s/>E2180</text:p>
          </table:table-cell>
          <table:table-cell table:style-name="ce1" office:value-type="float" office:value="2048">
            <text:p>2048</text:p>
          </table:table-cell>
          <table:table-cell table:style-name="ce1" office:value-type="float" office:value="3072">
            <text:p>3072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Grabadora DVD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550 W</text:p>
          </table:table-cell>
          <table:table-cell table:style-name="ce2" office:value-type="string">
            <text:p>OSL-TAC-2 -&gt; Serafin</text:p>
          </table:table-cell>
          <table:table-cell table:style-name="ce2" office:value-type="string">
            <text:p>OSL</text:p>
          </table:table-cell>
          <table:table-cell table:style-name="ce1" office:value-type="string">
            <text:p>7,14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string">
            <text:p>8,57</text:p>
          </table:table-cell>
          <table:table-cell table:number-columns-repeated="239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LaserJet 4000</text:p>
          </table:table-cell>
          <table:table-cell table:style-name="ce3" table:number-columns-repeated="7"/>
          <table:table-cell table:style-name="ce6" table:number-columns-repeated="2"/>
          <table:table-cell table:style-name="ce3" table:number-columns-repeated="4"/>
          <table:table-cell table:number-columns-repeated="239"/>
        </table:table-row>
        <table:table-row table:style-name="ro2">
          <table:table-cell table:style-name="ce3" office:value-type="float" office:value="251">
            <text:p>251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PSC1610</text:p>
          </table:table-cell>
          <table:table-cell table:style-name="ce3" table:number-columns-repeated="7"/>
          <table:table-cell table:style-name="ce6" table:number-columns-repeated="2"/>
          <table:table-cell table:style-name="ce3" table:number-columns-repeated="4"/>
          <table:table-cell table:number-columns-repeated="239"/>
        </table:table-row>
        <table:table-row table:style-name="ro2">
          <table:table-cell table:style-name="ce3" office:value-type="float" office:value="218">
            <text:p>218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Pentium IV</text:p>
          </table:table-cell>
          <table:table-cell table:style-name="ce3" office:value-type="float" office:value="3072">
            <text:p>307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Lector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 office:value-type="string">
            <text:p>disponible</text:p>
          </table:table-cell>
          <table:table-cell table:style-name="ce6" office:value-type="string">
            <text:p>OSL</text:p>
          </table:table-cell>
          <table:table-cell table:style-name="ce3" office:value-type="float" office:value="180705882353">
            <text:p>180705882353</text:p>
          </table:table-cell>
          <table:table-cell table:style-name="ce3" office:value-type="float" office:value="115706214689">
            <text:p>11570621468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78921679406">
            <text:p>178921679406</text:p>
          </table:table-cell>
          <table:table-cell table:number-columns-repeated="239"/>
        </table:table-row>
        <table:table-row table:style-name="ro2">
          <table:table-cell table:style-name="ce1" office:value-type="float" office:value="226">
            <text:p>22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II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office:value-type="string">
            <text:p>5,46</text:p>
          </table:table-cell>
          <table:table-cell table:style-name="ce1" office:value-type="string">
            <text:p>1,25</text:p>
          </table:table-cell>
          <table:table-cell table:style-name="ce1" office:value-type="string">
            <text:p>3,57</text:p>
          </table:table-cell>
          <table:table-cell table:style-name="ce1"/>
          <table:table-cell table:number-columns-repeated="239"/>
        </table:table-row>
        <table:table-row table:style-name="ro2">
          <table:table-cell table:style-name="ce1" office:value-type="float" office:value="234">
            <text:p>23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Debian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4">
          <table:table-cell table:style-name="ce4" office:value-type="float" office:value="235">
            <text:p>23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36">
            <text:p>23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Celerom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37">
            <text:p>23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Duron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38">
            <text:p>238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39">
            <text:p>239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0">
            <text:p>240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Celerom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1">
            <text:p>241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2">
            <text:p>242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3">
            <text:p>243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4">
            <text:p>244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Dur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y Grabad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table:number-columns-repeated="2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ervidor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si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si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2">
            <text:p>252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3">
            <text:p>253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4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4">
            <text:p>254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4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5">
            <text:p>25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III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6">
            <text:p>25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1599">
            <text:p>1599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Lect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4">
          <table:table-cell table:style-name="ce4" office:value-type="float" office:value="257">
            <text:p>25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2660">
            <text:p>266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Lect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2">
          <table:table-cell table:style-name="ce3" office:value-type="float" office:value="262">
            <text:p>262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Intel Core 2 Duo</text:p>
          </table:table-cell>
          <table:table-cell table:style-name="ce3" office:value-type="float" office:value="2500">
            <text:p>2500</text:p>
          </table:table-cell>
          <table:table-cell table:style-name="ce3" office:value-type="float" office:value="2560">
            <text:p>2560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Lector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 office:value-type="string">
            <text:p>OSL -&gt; Servidor Redmine</text:p>
          </table:table-cell>
          <table:table-cell table:style-name="ce6" office:value-type="string">
            <text:p>OSL</text:p>
          </table:table-cell>
          <table:table-cell table:style-name="ce3" table:number-columns-repeated="4"/>
          <table:table-cell table:number-columns-repeated="239"/>
        </table:table-row>
        <table:table-row table:style-name="ro2">
          <table:table-cell table:style-name="ce1" office:value-type="float" office:value="271">
            <text:p>271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72">
            <text:p>27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83">
            <text:p>28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Pendiente retirar 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86">
            <text:p>28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Athlon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Pendiente retirar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4">
          <table:table-cell table:style-name="ce1" office:value-type="float" office:value="290">
            <text:p>290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Processor E5700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048">
            <text:p>2048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Lectora DVD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92">
            <text:p>29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/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93">
            <text:p>29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Amd K6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94">
            <text:p>29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Celeron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3" office:value-type="float" office:value="298">
            <text:p>298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Pentium IV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Lectora/Grabadora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/>
          <table:table-cell table:style-name="ce6" office:value-type="float" office:value="10">
            <text:p>10</text:p>
          </table:table-cell>
          <table:table-cell table:style-name="ce3" table:number-columns-repeated="4"/>
          <table:table-cell table:number-columns-repeated="239"/>
        </table:table-row>
        <table:table-row table:style-name="ro2">
          <table:table-cell table:style-name="ce1" office:value-type="float" office:value="299">
            <text:p>299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Toshiba</text:p>
          </table:table-cell>
          <table:table-cell table:style-name="ce1" table:number-columns-repeated="7"/>
          <table:table-cell table:style-name="ce2" office:value-type="string">
            <text:p>Tlp-T7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0">
            <text:p>300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Mitsubishi</text:p>
          </table:table-cell>
          <table:table-cell table:style-name="ce1" table:number-columns-repeated="7"/>
          <table:table-cell table:style-name="ce2" office:value-type="string">
            <text:p>X490U-Mancha rosa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1">
            <text:p>301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2">
            <text:p>30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 Lampara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3">
            <text:p>30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4">
            <text:p>30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Epson</text:p>
          </table:table-cell>
          <table:table-cell table:style-name="ce1" table:number-columns-repeated="3"/>
          <table:table-cell table:number-columns-repeated="239"/>
        </table:table-row>
        <table:table-row table:style-name="ro2">
          <table:table-cell table:style-name="ce1" office:value-type="float" office:value="305">
            <text:p>305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Epson</text:p>
          </table:table-cell>
          <table:table-cell table:style-name="ce1" table:number-columns-repeated="3"/>
          <table:table-cell table:number-columns-repeated="239"/>
        </table:table-row>
        <table:table-row table:style-name="ro2">
          <table:table-cell table:style-name="ce1" office:value-type="float" office:value="306">
            <text:p>30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7">
            <text:p>307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Hitachi</text:p>
          </table:table-cell>
          <table:table-cell table:style-name="ce1" table:number-columns-repeated="7"/>
          <table:table-cell table:style-name="ce2" office:value-type="string">
            <text:p>CP-RS55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08">
            <text:p>308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Hitachi</text:p>
          </table:table-cell>
          <table:table-cell table:style-name="ce1" table:number-columns-repeated="7"/>
          <table:table-cell table:style-name="ce2" office:value-type="string">
            <text:p>CP-RS55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4">
          <table:table-cell table:style-name="ce1" office:value-type="float" office:value="309">
            <text:p>309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Toshiba</text:p>
          </table:table-cell>
          <table:table-cell table:style-name="ce1"/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/Gravadora DVD</text:p>
          </table:table-cell>
          <table:table-cell table:style-name="ce1" table:number-columns-repeated="3"/>
          <table:table-cell table:style-name="ce2" office:value-type="string">
            <text:p>Satelite pro - Sin cargador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10">
            <text:p>310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Fujitsu</text:p>
          </table:table-cell>
          <table:table-cell table:style-name="ce1" table:number-columns-repeated="7"/>
          <table:table-cell table:style-name="ce2" office:value-type="string">
            <text:p>Lifebook S70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11">
            <text:p>311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Fujitsu</text:p>
          </table:table-cell>
          <table:table-cell table:style-name="ce1" table:number-columns-repeated="7"/>
          <table:table-cell table:style-name="ce2" office:value-type="string">
            <text:p>Lifebook S70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312">
            <text:p>312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MD</text:p>
          </table:table-cell>
          <table:table-cell table:style-name="ce1"/>
          <table:table-cell table:style-name="ce1" office:value-type="float" office:value="2048">
            <text:p>2048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Lector/Grabadora DVD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5">
          <table:table-cell table:style-name="ce1" table:number-columns-repeated="1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2">
          <table:table-cell table:style-name="ce1" office:value-type="float" office:value="291">
            <text:p>291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átil</text:p>
          </table:table-cell>
          <table:table-cell table:style-name="ce1" office:value-type="string">
            <text:p>Centrino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5" table:number-rows-repeated="104851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presorasListas" table:style-name="ta1"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8" table:default-cell-style-name="Default"/>
        <table:table-row table:style-name="ro2">
          <table:table-cell table:style-name="ce9" office:value-type="string">
            <text:p>Referencia</text:p>
          </table:table-cell>
          <table:table-cell table:style-name="ce9" office:value-type="string">
            <text:p>Localización</text:p>
          </table:table-cell>
          <table:table-cell table:style-name="ce9" office:value-type="string">
            <text:p>Marca</text:p>
          </table:table-cell>
          <table:table-cell table:style-name="ce9" office:value-type="string">
            <text:p>Modelo</text:p>
          </table:table-cell>
          <table:table-cell table:style-name="ce9" office:value-type="string">
            <text:p>Impresora</text:p>
          </table:table-cell>
          <table:table-cell table:style-name="ce9" office:value-type="string">
            <text:p>Escáner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Notas extra</text:p>
          </table:table-cell>
          <table:table-cell table:number-columns-repeated="248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C86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5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0">
            <text:p>3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1">
            <text:p>31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3">
            <text:p>33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50">
            <text:p>5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580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Inyectores obturados</text:p>
          </table:table-cell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4">
          <table:table-cell table:style-name="ce11" office:value-type="float" office:value="51">
            <text:p>51</text:p>
          </table:table-cell>
          <table:table-cell table:style-name="ce11" office:value-type="string">
            <text:p>No la encuentro y falt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</text:p>
          </table:table-cell>
          <table:table-cell table:number-columns-repeated="248"/>
        </table:table-row>
        <table:table-row table:style-name="ro2">
          <table:table-cell table:style-name="ce10" office:value-type="float" office:value="57">
            <text:p>57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695C 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58">
            <text:p>58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8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62">
            <text:p>62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1" office:value-type="float" office:value="266">
            <text:p>266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 - Sin tinta</text:p>
          </table:table-cell>
          <table:table-cell table:number-columns-repeated="248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9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7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2">
          <table:table-cell table:style-name="ce12" office:value-type="float" office:value="54">
            <text:p>5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5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2" office:value-type="float" office:value="55">
            <text:p>55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0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5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">
            <text:p>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">
            <text:p>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F418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">
            <text:p>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5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">
            <text:p>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7">
            <text:p>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Scanjet 5100c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1">
            <text:p>1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2">
            <text:p>1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4">
            <text:p>1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3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5">
            <text:p>1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6">
            <text:p>1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Acer</text:p>
          </table:table-cell>
          <table:table-cell table:style-name="ce13" office:value-type="string">
            <text:p>ScanPrisa 640p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7">
            <text:p>1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Privax</text:p>
          </table:table-cell>
          <table:table-cell table:style-name="ce13" office:value-type="string">
            <text:p>Profi 1920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9">
            <text:p>1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33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0">
            <text:p>2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25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1">
            <text:p>2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D236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2">
            <text:p>2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3">
            <text:p>2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4">
            <text:p>2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5">
            <text:p>2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7">
            <text:p>2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8">
            <text:p>2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9">
            <text:p>2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2">
            <text:p>3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3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5">
            <text:p>3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6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6">
            <text:p>3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7">
            <text:p>3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8">
            <text:p>3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1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9">
            <text:p>3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0">
            <text:p>4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1">
            <text:p>4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2">
            <text:p>4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52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3">
            <text:p>4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4">
            <text:p>4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5">
            <text:p>4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6">
            <text:p>4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4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7">
            <text:p>4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 </text:p>
          </table:table-cell>
          <table:table-cell table:style-name="ce13" office:value-type="string">
            <text:p>BJC4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8">
            <text:p>4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9">
            <text:p>4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4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3">
            <text:p>5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9">
            <text:p>5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 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3"/>
          <table:table-cell table:number-columns-repeated="248"/>
        </table:table-row>
        <table:table-row table:style-name="ro4">
          <table:table-cell table:style-name="ce13" office:value-type="float" office:value="60">
            <text:p>6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No comprobada la impresión (sin tinta)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13" office:value-type="float" office:value="61">
            <text:p>6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da - Sin tinta</text:p>
          </table:table-cell>
          <table:table-cell table:number-columns-repeated="248"/>
        </table:table-row>
        <table:table-row table:style-name="ro2">
          <table:table-cell table:style-name="ce13" office:value-type="float" office:value="63">
            <text:p>6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3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4">
            <text:p>6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00A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5">
            <text:p>6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80CX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Sin tinta</text:p>
          </table:table-cell>
          <table:table-cell table:number-columns-repeated="248"/>
        </table:table-row>
        <table:table-row table:style-name="ro2">
          <table:table-cell table:style-name="ce13" office:value-type="float" office:value="250">
            <text:p>25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Brother</text:p>
          </table:table-cell>
          <table:table-cell table:style-name="ce13" office:value-type="string">
            <text:p>HL2070N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Entregada a la asociación.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14" office:value-type="float" office:value="56">
            <text:p>56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 <text:s/></text:p>
          </table:table-cell>
          <table:table-cell table:style-name="ce14" office:value-type="string">
            <text:p>LaserJet 4000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Comprobada</text:p>
          </table:table-cell>
          <table:table-cell table:number-columns-repeated="248"/>
        </table:table-row>
        <table:table-row table:style-name="ro4">
          <table:table-cell table:style-name="ce14" office:value-type="float" office:value="251">
            <text:p>251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</text:p>
          </table:table-cell>
          <table:table-cell table:style-name="ce14" office:value-type="string">
            <text:p>PSC1610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Sin tinta - Necesita de cartuchos de tinta - Se puede escanear</text:p>
          </table:table-cell>
          <table:table-cell table:number-columns-repeated="248"/>
        </table:table-row>
        <table:table-row table:style-name="ro5" table:number-rows-repeated="2">
          <table:table-cell/>
          <table:table-cell table:style-name="ce9" table:number-columns-repeated="6"/>
          <table:table-cell table:number-columns-repeated="249"/>
        </table:table-row>
        <table:table-row table:style-name="ro5" table:number-rows-repeated="10">
          <table:table-cell/>
          <table:table-cell table:style-name="ce9" table:number-columns-repeated="2"/>
          <table:table-cell table:style-name="ce15"/>
          <table:table-cell table:style-name="ce9" table:number-columns-repeated="3"/>
          <table:table-cell table:number-columns-repeated="249"/>
        </table:table-row>
        <table:table-row table:style-name="ro5" table:number-rows-repeated="4">
          <table:table-cell/>
          <table:table-cell table:style-name="ce9" table:number-columns-repeated="6"/>
          <table:table-cell table:number-columns-repeated="249"/>
        </table:table-row>
        <table:table-row table:style-name="ro5" table:number-rows-repeated="104849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5P2" style:volatile="true">
      <number:currency-symbol/>
      <number:text>- </number:text>
    </number:currency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P1" style:volatile="true">
      <number:text> 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7P2" style:volatile="true">
      <number:currency-symbol/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9P0" style:volatile="true">
      <number:month/>
      <number:text>/</number:text>
      <number:day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18:43</meta:creation-date>
    <dc:date>2014-02-17T18:21:50</dc:date>
    <dc:creator>renato </dc:creator>
    <meta:editing-duration>PT27S</meta:editing-duration>
    <meta:editing-cycles>2</meta:editing-cycles>
    <meta:generator>LibreOffice/3.5$Linux_x86 LibreOffice_project/350m1$Build-2</meta:generator>
    <meta:document-statistic meta:table-count="3" meta:cell-count="942" meta:object-count="0"/>
  </office:meta>
</office:document-meta>
</file>